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Arial" fo:font-size="11pt" fo:font-weight="bold" style:font-size-asian="11pt" style:font-size-complex="11pt"/>
    </style:style>
    <style:style style:name="P7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>
      <style:paragraph-properties fo:text-align="star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T6" style:family="text">
      <style:text-properties fo:font-size="11pt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%#include PCheader#%</text:p>
      <text:p text:style-name="P10"/>
      <text:p text:style-name="P1">%=TITRE_BILLAG=%</text:p>
      <text:p text:style-name="P3"/>
      <text:p text:style-name="P3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11"/>
      <text:p text:style-name="P12">%=SALUTATIONS_BILLAG=%</text:p>
      <text:p text:style-name="P11"/>
      <text:p text:style-name="P11">%#include PCsignature#%</text:p>
      <text:p text:style-name="P5">%=TOURNEZ_BILLAG=%</text:p>
      <text:p text:style-name="P7"/>
      <text:p text:style-name="P2"/>
      <text:p text:style-name="P4"><text:tab/></text:p>
      <text:p text:style-name="P8"><text:tab/>Billag SA<text:line-break/><text:tab/>Avenue de Tivoli 3<text:line-break/><text:tab/>Case postale<text:line-break/><text:tab/>CH-1701 Fribourg</text:p>
      <text:p text:style-name="P2"/>
      <text:p text:style-name="P6">%=TITRE_FORM_BILLAG=%</text:p>
      <text:p text:style-name="P2"/>
      <text:p text:style-name="P2"/>
      <text:p text:style-name="P2">%=NOM_FORM_BILLAG=%</text:p>
      <text:p text:style-name="P2">%=PRENOM_FORM_BILLAG=%</text:p>
      <text:p text:style-name="P2">%=NAISS_FORM_BILLAG=%</text:p>
      <text:p text:style-name="P2">%=RUE_NO_FORM_BILLAG=%</text:p>
      <text:p text:style-name="P2">%=NPA_LIEU_FORM_BILLAG=%</text:p>
      <text:p text:style-name="P2">%=TEL_FORM_BILLAG=%</text:p>
      <text:p text:style-name="P2"/>
      <text:p text:style-name="P2"><draw:control text:anchor-type="as-char" svg:y="-0.376cm" draw:z-index="0" draw:style-name="gr1" draw:text-style-name="P13" svg:width="0.451cm" svg:height="0.521cm" draw:control="control1"/>%=CHK1_FORM_BILLAG=%</text:p>
      <text:p text:style-name="P2">%=NOM_FORM_BILLAG=%</text:p>
      <text:p text:style-name="P2">%=PRENOM_FORM_BILLAG=%</text:p>
      <text:p text:style-name="P2">%=NAISS_FORM_BILLAG=%</text:p>
      <text:p text:style-name="P2">%=RUE_NO_FORM_BILLAG=%</text:p>
      <text:p text:style-name="P2">%=NPA_LIEU_FORM_BILLAG=%</text:p>
      <text:p text:style-name="P2">%=TEL_FORM_BILLAG=%</text:p>
      <text:p text:style-name="P2">%=NOCLIENT_FORM_BILLAG=%</text:p>
      <text:p text:style-name="P2"/>
      <text:p text:style-name="P2"><draw:control text:anchor-type="as-char" svg:y="-0.376cm" draw:z-index="1" draw:style-name="gr1" draw:text-style-name="P13" svg:width="0.451cm" svg:height="0.521cm" draw:control="control2"/>%=DEJA_CLIENT_FORM_BILLAG=%</text:p>
      <text:p text:style-name="P2"><draw:control text:anchor-type="as-char" svg:y="-0.376cm" draw:z-index="2" draw:style-name="gr1" draw:text-style-name="P13" svg:width="0.451cm" svg:height="0.521cm" draw:control="control3"/>%=PAS_CLIENT_FORM_BILLAG=%</text:p>
      <text:p text:style-name="P2"/>
      <text:p text:style-name="P2"/>
      <text:p text:style-name="P6">%=DATE_FORM_BILLAG=%<text:tab/><text:tab/><text:tab/><text:tab/><text:tab/>%=SIGN_FORM_BILLAG=%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2-09-28T15:10:49.22</dc:date>
    <meta:editing-cycles>23</meta:editing-cycles>
    <meta:editing-duration>PT58M36S</meta:editing-duration>
    <meta:document-statistic meta:table-count="0" meta:image-count="0" meta:object-count="0" meta:page-count="2" meta:paragraph-count="30" meta:word-count="41" meta:character-count="662"/>
    <dc:creator>Sébastien Chèvre</dc:creator>
    <meta:user-defined meta:name="Info 1"/>
    <meta:user-defined meta:name="Info 2"/>
    <meta:user-defined meta:name="Info 3"/>
    <meta:user-defined meta:name="Info 4"/>
  </office:meta>
</office:document-meta>
</file>